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de.fr</text:p>
          </table:table-cell>
          <table:table-cell office:value-type="float" office:value="0.0625" calcext:value-type="float">
            <text:p>0.06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de.it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de.en</text:p>
          </table:table-cell>
          <table:table-cell office:value-type="float" office:value="0.0967741935483871" calcext:value-type="float">
            <text:p>0.09677419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fr.en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it.en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de.it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rgularia media</text:p>
          </table:table-cell>
          <table:table-cell office:value-type="string" calcext:value-type="string">
            <text:p>de.en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it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de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de.en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.81818181818182" calcext:value-type="float">
            <text:p>1.8181818182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de.fr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de.en</text:p>
          </table:table-cell>
          <table:table-cell office:value-type="float" office:value="0.1875" calcext:value-type="float">
            <text:p>0.187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de.en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.6363636363636" calcext:value-type="float">
            <text:p>13.6363636364</text:p>
          </table:table-cell>
          <table:table-cell office:value-type="float" office:value="13.0434782608696" calcext:value-type="float">
            <text:p>13.04347826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it.fr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rgularia media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densiflora</text:p>
          </table:table-cell>
          <table:table-cell office:value-type="string" calcext:value-type="string">
            <text:p>fr.en</text:p>
          </table:table-cell>
          <table:table-cell office:value-type="float" office:value="0.206896551724138" calcext:value-type="float">
            <text:p>0.20689655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densiflora</text:p>
          </table:table-cell>
          <table:table-cell office:value-type="string" calcext:value-type="string">
            <text:p>de.en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8.57142857142857" calcext:value-type="float">
            <text:p>8.5714285714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de.it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it.fr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de.fr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de.fr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it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de.en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19.047619047619" calcext:value-type="float">
            <text:p>19.047619047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rgularia media</text:p>
          </table:table-cell>
          <table:table-cell office:value-type="string" calcext:value-type="string">
            <text:p>de.it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de.fr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.81818181818182" calcext:value-type="float">
            <text:p>1.81818181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densiflora</text:p>
          </table:table-cell>
          <table:table-cell office:value-type="string" calcext:value-type="string">
            <text:p>de.fr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it.en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it.en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0.4347826086957" calcext:value-type="float">
            <text:p>30.434782608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it.fr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it.fr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fr.en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fr.en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de.it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it.en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it.fr</text:p>
          </table:table-cell>
          <table:table-cell office:value-type="float" office:value="0.386363636363636" calcext:value-type="float">
            <text:p>0.38636363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fr.en</text:p>
          </table:table-cell>
          <table:table-cell office:value-type="float" office:value="0.388888888888889" calcext:value-type="float">
            <text:p>0.388888888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.7894736842105" calcext:value-type="float">
            <text:p>15.78947368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de.it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3.75" calcext:value-type="float">
            <text:p>43.75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de.en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6.8421052631579" calcext:value-type="float">
            <text:p>36.84210526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it.en</text:p>
          </table:table-cell>
          <table:table-cell office:value-type="float" office:value="0.476190476190476" calcext:value-type="float">
            <text:p>0.476190476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1.0526315789474" calcext:value-type="float">
            <text:p>21.052631578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de.i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fr.en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34.7826086956522" calcext:value-type="float">
            <text:p>34.782608695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nus ayacahuit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.5714285714286" calcext:value-type="float">
            <text:p>78.5714285714</text:p>
          </table:table-cell>
          <table:table-cell office:value-type="float" office:value="68.75" calcext:value-type="float">
            <text:p>68.75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A1:Sheet1.L55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5:05.028452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5:32.50409075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660" meta:object-count="0"/>
  </office:meta>
</office:document-meta>
</file>